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1.3167in"/>
    </style:style>
    <style:style style:name="Table1.C" style:family="table-column">
      <style:table-column-properties style:column-width="3.3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1.3167in"/>
    </style:style>
    <style:style style:name="Table2.C" style:family="table-column">
      <style:table-column-properties style:column-width="3.30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c75d" officeooo:paragraph-rsid="000dc75d"/>
    </style:style>
    <style:style style:name="P2" style:family="paragraph" style:parent-style-name="Standard">
      <style:paragraph-properties fo:text-align="start" style:justify-single-word="false"/>
      <style:text-properties officeooo:rsid="000dc75d" officeooo:paragraph-rsid="000dc75d"/>
    </style:style>
    <style:style style:name="P3" style:family="paragraph" style:parent-style-name="Standard">
      <style:text-properties officeooo:rsid="000dc75d" officeooo:paragraph-rsid="000dc75d"/>
    </style:style>
    <style:style style:name="P4" style:family="paragraph" style:parent-style-name="Standard">
      <style:text-properties officeooo:paragraph-rsid="000dc75d"/>
    </style:style>
    <style:style style:name="P5" style:family="paragraph" style:parent-style-name="Standard">
      <style:text-properties style:font-name="Liberation Serif" fo:font-size="12pt" officeooo:paragraph-rsid="000dc75d" style:font-size-asian="12pt" style:font-size-complex="12pt"/>
    </style:style>
    <style:style style:name="P6" style:family="paragraph" style:parent-style-name="Standard">
      <style:text-properties style:font-name="Liberation Serif" officeooo:rsid="000dc75d" officeooo:paragraph-rsid="000dc75d"/>
    </style:style>
    <style:style style:name="P7" style:family="paragraph" style:parent-style-name="Heading_20_1">
      <style:text-properties style:font-name="Liberation Serif" fo:font-size="12pt" fo:font-weight="normal" officeooo:rsid="000dc75d" officeooo:paragraph-rsid="000dc75d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0dc75d"/>
    </style:style>
    <style:style style:name="P10" style:family="paragraph" style:parent-style-name="Table_20_Contents">
      <style:paragraph-properties fo:text-align="start" style:justify-single-word="false"/>
      <style:text-properties officeooo:rsid="000dc75d" officeooo:paragraph-rsid="000dc75d"/>
    </style:style>
    <style:style style:name="P11" style:family="paragraph" style:parent-style-name="Table_20_Contents">
      <style:paragraph-properties fo:text-align="start" style:justify-single-word="false"/>
      <style:text-properties officeooo:rsid="001281b1" officeooo:paragraph-rsid="001281b1"/>
    </style:style>
    <style:style style:name="P12" style:family="paragraph" style:parent-style-name="Table_20_Contents">
      <style:paragraph-properties fo:text-align="start" style:justify-single-word="false"/>
      <style:text-properties officeooo:rsid="0014de73" officeooo:paragraph-rsid="0014de73"/>
    </style:style>
    <style:style style:name="P13" style:family="paragraph" style:parent-style-name="Standard">
      <style:paragraph-properties fo:text-align="start" style:justify-single-word="false"/>
      <style:text-properties officeooo:rsid="0011b3f9" officeooo:paragraph-rsid="00183f01"/>
    </style:style>
    <style:style style:name="P14" style:family="paragraph" style:parent-style-name="Standard">
      <style:paragraph-properties fo:text-align="start" style:justify-single-word="false"/>
      <style:text-properties officeooo:rsid="000dc75d" officeooo:paragraph-rsid="000dc75d"/>
    </style:style>
    <style:style style:name="P15" style:family="paragraph" style:parent-style-name="Standard">
      <style:paragraph-properties fo:text-align="start" style:justify-single-word="false"/>
      <style:text-properties officeooo:rsid="000dc75d" officeooo:paragraph-rsid="001bd81f"/>
    </style:style>
    <style:style style:name="P16" style:family="paragraph" style:parent-style-name="Standard">
      <style:text-properties style:font-name="Liberation Serif" officeooo:rsid="00183f01" officeooo:paragraph-rsid="00183f01"/>
    </style:style>
    <style:style style:name="P17" style:family="paragraph" style:parent-style-name="Standard">
      <style:text-properties style:font-name="Liberation Serif" officeooo:rsid="001334a5" officeooo:paragraph-rsid="001334a5"/>
    </style:style>
    <style:style style:name="P18" style:family="paragraph" style:parent-style-name="Standard">
      <style:text-properties style:font-name="Liberation Serif" officeooo:rsid="000dc75d" officeooo:paragraph-rsid="000dc75d"/>
    </style:style>
    <style:style style:name="P19" style:family="paragraph" style:parent-style-name="Standard">
      <style:text-properties officeooo:paragraph-rsid="001a326e"/>
    </style:style>
    <style:style style:name="T1" style:family="text">
      <style:text-properties officeooo:rsid="000dc75d"/>
    </style:style>
    <style:style style:name="T2" style:family="text">
      <style:text-properties officeooo:rsid="000e8870"/>
    </style:style>
    <style:style style:name="T3" style:family="text">
      <style:text-properties officeooo:rsid="001281b1"/>
    </style:style>
    <style:style style:name="T4" style:family="text">
      <style:text-properties officeooo:rsid="00286d12"/>
    </style:style>
    <style:style style:name="T5" style:family="text">
      <style:text-properties officeooo:rsid="002eb671"/>
    </style:style>
    <style:style style:name="T6" style:family="text">
      <style:text-properties officeooo:rsid="0026bca8"/>
    </style:style>
    <style:style style:name="T7" style:family="text">
      <style:text-properties officeooo:rsid="002e7cf2"/>
    </style:style>
    <style:style style:name="T8" style:family="text">
      <style:text-properties officeooo:rsid="002e0baa"/>
    </style:style>
    <style:style style:name="T9" style:family="text">
      <style:text-properties fo:font-style="italic"/>
    </style:style>
    <style:style style:name="T10" style:family="text">
      <style:text-properties style:font-name="Liberation Serif" officeooo:rsid="001334a5"/>
    </style:style>
    <style:style style:name="T11" style:family="text">
      <style:text-properties officeooo:rsid="001bd8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mistry Biology Interface Training Program</text:p>
      <text:p text:style-name="P1">Trainee Progress Report Form</text:p>
      <text:p text:style-name="P1"/>
      <text:p text:style-name="P2">Trainee Name: <text:span text:style-name="T3">Gilbert Loiseau</text:span></text:p>
      <text:p text:style-name="P2"/>
      <text:p text:style-name="P2">Faculty Mentor: <text:span text:style-name="T3">Alessandro Senes</text:span></text:p>
      <text:p text:style-name="P2"/>
      <text:p text:style-name="P15">Title of Research Project/Thesis: </text:p>
      <text:p text:style-name="P15"><text:span text:style-name="T11">Design of Metal Binding Motifs to Modulate Stability of GxxxG Stabilized Proteins</text:span></text:p>
      <text:p text:style-name="P2"/>
      <text:p text:style-name="P2">Summary of Research (limit to one short paragraph):</text:p>
      <text:p text:style-name="P2"/>
      <text:p text:style-name="P13"><text:tab/>My research is focused on utilizing in-silico, in-vitro, and in-vivo techniques to better understand the factors that lead to association of proteins within the membrane. In a previous study in my lab, we found that <text:span text:style-name="T4">the GAS-right</text:span> motif, a common dimerization motif made of small amino acids that allows for tight packing along the helix-helix interface, can lead to varying degrees of dimerization strength. My project focuses on <text:span text:style-name="T4">using the information we have learned about GAS-right to</text:span> better understand how and why there are varying degrees of strength within these dimers. <text:span text:style-name="T5">To stabilize these dimers, I have decided to take a metal-binding dependent approach. To mimic other proteins with metal-binding sites such as metalloproteins and zinc finger motifs, I have computationally </text:span>design<text:span text:style-name="T5">ed</text:span> metal-binding motifs within a set of <text:span text:style-name="T6">membrane helix proteins that weakly </text:span>dimer<text:span text:style-name="T6">ize</text:span>. <text:span text:style-name="T7">The</text:span> hope <text:span text:style-name="T8">for this approach is </text:span>to strengthen the dimerization ability of <text:span text:style-name="T6">these </text:span>weak dimers, <text:span text:style-name="T5">confirming this through the use of a dimerization assay called TOXCAT. Eventually, we hope to explore the ability for these metal-binding motifs to implement conformational change, allowing us to design de novo proteins that could be modulated by similar interaction with various ligand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ulfillment of CBI Coursework Requirements. Check each applicable semester.</text:p>
      <text:p text:style-name="P2"/>
      <text:p text:style-name="P2">Chem/Biochem 704: <text:span text:style-name="T3">Fall 2019</text:span> </text:p>
      <text:p text:style-name="P2"/>
      <text:p text:style-name="P2">Biochem 945: <text:span text:style-name="T3">Spring 2019</text:span></text:p>
      <text:p text:style-name="P2"/>
      <text:p text:style-name="P2">Pharm Sci 890/891: <text:span text:style-name="T3">Fall 2018, Spring 2019, Fall 2019</text:span></text:p>
      <text:p text:style-name="P2"/>
      <text:p text:style-name="P2">Ethics Course</text:p>
      <text:p text:style-name="P2">Depar<text:span text:style-name="T11">t</text:span>ment: <text:span text:style-name="T3">Biochemistry</text:span></text:p>
      <text:p text:style-name="P2">Course Number: <text:span text:style-name="T3">701</text:span></text:p>
      <text:p text:style-name="P2">Course Title: <text:span text:style-name="T3">Professional Responsibility</text:span></text:p>
      <text:p text:style-name="P2">Semester: <text:span text:style-name="T3">Fall 2017</text:span></text:p>
      <text:p text:style-name="P2"/>
      <text:p text:style-name="P2">Other Fall 2018 Cou<text:span text:style-name="T2">r</text:span>ses (non-research)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Department</text:p>
          </table:table-cell>
          <table:table-cell table:style-name="Table1.A1" office:value-type="string">
            <text:p text:style-name="P10">Course Number</text:p>
          </table:table-cell>
          <table:table-cell table:style-name="Table1.C1" office:value-type="string">
            <text:p text:style-name="P10">Course Title</text:p>
          </table:table-cell>
        </table:table-row>
        <table:table-row>
          <table:table-cell table:style-name="Table1.A2" office:value-type="string">
            <text:p text:style-name="P11">Biochemistry</text:p>
          </table:table-cell>
          <table:table-cell table:style-name="Table1.A2" office:value-type="string">
            <text:p text:style-name="P11">665</text:p>
          </table:table-cell>
          <table:table-cell table:style-name="Table1.C2" office:value-type="string">
            <text:p text:style-name="P11">Biophysical Chemistry</text:p>
          </table:table-cell>
        </table:table-row>
        <table:table-row>
          <table:table-cell table:style-name="Table1.A2" office:value-type="string">
            <text:p text:style-name="P12">Biochemistry</text:p>
          </table:table-cell>
          <table:table-cell table:style-name="Table1.A2" office:value-type="string">
            <text:p text:style-name="P12">729</text:p>
          </table:table-cell>
          <table:table-cell table:style-name="Table1.C2" office:value-type="string">
            <text:p text:style-name="P12">Synthetic Biology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2"/>
      <text:p text:style-name="P2"/>
      <text:p text:style-name="P2">Other Spring 2019 Courses Planned (non-research)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Department</text:p>
          </table:table-cell>
          <table:table-cell table:style-name="Table2.A1" office:value-type="string">
            <text:p text:style-name="P10">Course Number</text:p>
          </table:table-cell>
          <table:table-cell table:style-name="Table2.C1" office:value-type="string">
            <text:p text:style-name="P10">Course Title</text:p>
          </table:table-cell>
        </table:table-row>
        <table:table-row>
          <table:table-cell table:style-name="Table2.A2" office:value-type="string">
            <text:p text:style-name="P11">Biochemistry</text:p>
          </table:table-cell>
          <table:table-cell table:style-name="Table2.A2" office:value-type="string">
            <text:p text:style-name="P11">729</text:p>
          </table:table-cell>
          <table:table-cell table:style-name="Table2.C2" office:value-type="string">
            <text:p text:style-name="P11">Membrane Protein Structure and Function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</table:table>
      <text:p text:style-name="P4"/>
      <text:p text:style-name="P3">While a UW Graduate Student</text:p>
      <text:p text:style-name="P5"><text:span text:style-name="T1">Conference attendance or presentations (completed or expected </text:span>before July 2016). Include Conference Name, Location, Dates, and citation of any presentations given, specifying oral or poster:</text:p>
      <text:p text:style-name="P6"/>
      <text:p text:style-name="P6">Honors:</text:p>
      <text:p text:style-name="P6"/>
      <text:p text:style-name="P6">Fellowships: <text:span text:style-name="T3">SciMed GRS Fellow</text:span></text:p>
      <text:p text:style-name="P6"/>
      <text:p text:style-name="P6">Workshops:</text:p>
      <text:p text:style-name="P6"/>
      <text:p text:style-name="P6">Outreach, recruiting, mentoring, etc: <text:span text:style-name="T3">BOPS weekend participant, Recruiting weekend Point Person, Outreach at food bank</text:span></text:p>
      <text:p text:style-name="P6"/>
      <text:p text:style-name="P6">Professional development activities:</text:p>
      <text:p text:style-name="P16"><text:soft-page-break/>Gaining STEAM scientist (affiliate of JKX Comics in science communication), <text:span text:style-name="T11">SciMed GRS Community Engagement Committee co-founder, Co-founder of William and Mary Alumni Outreach group in Madison </text:span></text:p>
      <text:p text:style-name="P6"/>
      <text:p text:style-name="P6">Publications (please give PMCID and citation info, include manuscripts that are submitted or in preparation):</text:p>
      <text:h text:style-name="P7" text:outline-level="1">A refined DNA methylation detection method using MspJI coupled quantitative PCR.</text:h>
      <text:p text:style-name="P6"><text:span text:style-name="T3">PMCID: </text:span><text:a xlink:type="simple" xlink:href="https://www.ncbi.nlm.nih.gov/pmc/articles/PMC5972016/" text:style-name="Internet_20_link" text:visited-style-name="Visited_20_Internet_20_Link">PMC5972016</text:a></text:p>
      <text:p text:style-name="P17"/>
      <text:p text:style-name="P19"><text:span text:style-name="T10">Citation: </text:span></text:p>
      <text:p text:style-name="P19">Petell, C.J., Loiseau, G., Gandy, R., Pradhan, S., and Gowher, H. (2017). A refined DNA methylation detection method using MspJI coupled quantitative PCR. Analytical Biochemistry <text:span text:style-name="T9">533</text:span>, 1–9.</text:p>
      <text:p text:style-name="P6"/>
      <text:p text:style-name="P6">If you have completed your internship</text:p>
      <text:p text:style-name="P6">Company and location:</text:p>
      <text:p text:style-name="P6">Dates:</text:p>
      <text:p text:style-name="P6">Project and/or Position title:</text:p>
      <text:p text:style-name="P6">Duties:</text:p>
      <text:p text:style-name="P6">Comments on benefits of internship opportunity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8:27:38.886811191</meta:creation-date>
    <dc:date>2018-10-04T11:49:44.514544180</dc:date>
    <meta:editing-duration>PT2H39M32S</meta:editing-duration>
    <meta:editing-cycles>4</meta:editing-cycles>
    <meta:generator>LibreOffice/6.0.6.2$Linux_X86_64 LibreOffice_project/00m0$Build-2</meta:generator>
    <meta:document-statistic meta:table-count="2" meta:image-count="0" meta:object-count="0" meta:page-count="3" meta:paragraph-count="53" meta:word-count="467" meta:character-count="3291" meta:non-whitespace-character-count="2873"/>
  </office:meta>
</office:document-meta>
</file>